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style:line-height-at-least="0cm"/>
      <style:text-properties style:font-name="Times New Roman" fo:font-size="12pt" officeooo:paragraph-rsid="0019abc5" style:font-name-asian="Times New Roman" style:font-size-asian="12pt" style:font-name-complex="Times New Roman"/>
    </style:style>
    <style:style style:name="P2" style:family="paragraph" style:parent-style-name="Standard" style:master-page-name="Conversion_20_13">
      <style:paragraph-properties style:line-height-at-least="0cm" style:page-number="auto"/>
      <style:text-properties style:font-name="Times New Roman" fo:font-size="12pt" officeooo:paragraph-rsid="0019abc5" style:font-name-asian="Times New Roman" style:font-size-asian="12pt" style:font-name-complex="Times New Roman"/>
    </style:style>
    <style:style style:name="P3" style:family="paragraph" style:parent-style-name="Standard">
      <style:paragraph-properties fo:line-height="0.212cm"/>
      <style:text-properties style:font-name="Times New Roman" fo:font-size="12pt" officeooo:paragraph-rsid="0019abc5" style:font-name-asian="Times New Roman" style:font-size-asian="12pt" style:font-name-complex="Times New Roman"/>
    </style:style>
    <style:style style:name="P4" style:family="paragraph" style:parent-style-name="Standard">
      <style:paragraph-properties fo:line-height="0.224cm"/>
      <style:text-properties style:font-name="Times New Roman" fo:font-size="12pt" officeooo:paragraph-rsid="0019abc5" style:font-name-asian="Times New Roman" style:font-size-asian="12pt" style:font-name-complex="Times New Roman"/>
    </style:style>
    <style:style style:name="P5" style:family="paragraph" style:parent-style-name="Standard">
      <style:paragraph-properties fo:line-height="0.233cm"/>
      <style:text-properties style:font-name="Times New Roman" fo:font-size="12pt" officeooo:paragraph-rsid="0019abc5" style:font-name-asian="Times New Roman" style:font-size-asian="12pt" style:font-name-complex="Times New Roman"/>
    </style:style>
    <style:style style:name="P6" style:family="paragraph" style:parent-style-name="Standard">
      <style:paragraph-properties fo:line-height="0.026cm"/>
      <style:text-properties style:font-name="Times New Roman" fo:font-size="12pt" officeooo:paragraph-rsid="0019abc5" style:font-name-asian="Times New Roman" style:font-size-asian="12pt" style:font-name-complex="Times New Roman"/>
    </style:style>
    <style:style style:name="P7" style:family="paragraph" style:parent-style-name="Standard">
      <style:paragraph-properties fo:margin-right="7.101cm" fo:line-height="138%"/>
      <style:text-properties style:font-name="Times New Roman" fo:font-size="12pt" officeooo:paragraph-rsid="0019abc5" style:font-name-asian="Times New Roman" style:font-size-asian="12pt" style:font-name-complex="Times New Roman"/>
    </style:style>
    <style:style style:name="P8" style:family="paragraph" style:parent-style-name="Standard">
      <style:paragraph-properties fo:margin-right="6.89cm" fo:line-height="138%"/>
      <style:text-properties style:font-name="Times New Roman" fo:font-size="12pt" officeooo:paragraph-rsid="0019abc5" style:font-name-asian="Times New Roman" style:font-size-asian="12pt" style:font-name-complex="Times New Roman"/>
    </style:style>
    <style:style style:name="P9" style:family="paragraph" style:parent-style-name="Standard">
      <style:paragraph-properties fo:line-height="0.037cm"/>
      <style:text-properties style:font-name="Times New Roman" fo:font-size="12pt" officeooo:paragraph-rsid="0019abc5" style:font-name-asian="Times New Roman" style:font-size-asian="12pt" style:font-name-complex="Times New Roman"/>
    </style:style>
    <style:style style:name="P10" style:family="paragraph" style:parent-style-name="Standard">
      <style:paragraph-properties fo:line-height="0.028cm"/>
      <style:text-properties style:font-name="Times New Roman" fo:font-size="12pt" officeooo:paragraph-rsid="0019abc5" style:font-name-asian="Times New Roman" style:font-size-asian="12pt" style:font-name-complex="Times New Roman"/>
    </style:style>
    <style:style style:name="P11" style:family="paragraph" style:parent-style-name="Standard">
      <style:paragraph-properties fo:line-height="0.215cm"/>
      <style:text-properties style:font-name="Times New Roman" fo:font-size="12pt" officeooo:paragraph-rsid="0019abc5" style:font-name-asian="Times New Roman" style:font-size-asian="12pt" style:font-name-complex="Times New Roman"/>
    </style:style>
    <style:style style:name="P12" style:family="paragraph" style:parent-style-name="Standard">
      <style:paragraph-properties fo:line-height="0.046cm"/>
      <style:text-properties style:font-name="Times New Roman" fo:font-size="12pt" officeooo:paragraph-rsid="0019abc5" style:font-name-asian="Times New Roman" style:font-size-asian="12pt" style:font-name-complex="Times New Roman"/>
    </style:style>
    <style:style style:name="P13" style:family="paragraph" style:parent-style-name="Standard">
      <style:paragraph-properties fo:margin-right="6.608cm" fo:line-height="141%"/>
      <style:text-properties style:font-name="Times New Roman" fo:font-size="12pt" officeooo:paragraph-rsid="0019abc5" style:font-name-asian="Times New Roman" style:font-size-asian="12pt" style:font-name-complex="Times New Roman"/>
    </style:style>
    <style:style style:name="P14" style:family="paragraph" style:parent-style-name="Standard">
      <style:paragraph-properties fo:line-height="0.035cm"/>
      <style:text-properties style:font-name="Times New Roman" fo:font-size="12pt" officeooo:paragraph-rsid="0019abc5" style:font-name-asian="Times New Roman" style:font-size-asian="12pt" style:font-name-complex="Times New Roman"/>
    </style:style>
    <style:style style:name="P15" style:family="paragraph" style:parent-style-name="Standard">
      <style:paragraph-properties fo:line-height="0.025cm"/>
      <style:text-properties style:font-name="Times New Roman" fo:font-size="12pt" officeooo:paragraph-rsid="0019abc5" style:font-name-asian="Times New Roman" style:font-size-asian="12pt" style:font-name-complex="Times New Roman"/>
    </style:style>
    <style:style style:name="P16" style:family="paragraph" style:parent-style-name="Standard">
      <style:paragraph-properties fo:line-height="0.021cm"/>
      <style:text-properties style:font-name="Times New Roman" fo:font-size="12pt" officeooo:paragraph-rsid="0019abc5" style:font-name-asian="Times New Roman" style:font-size-asian="12pt" style:font-name-complex="Times New Roman"/>
    </style:style>
    <style:style style:name="P17" style:family="paragraph" style:parent-style-name="Standard">
      <style:paragraph-properties fo:line-height="96%"/>
      <style:text-properties style:font-name="Times New Roman" fo:font-size="12pt" officeooo:paragraph-rsid="0019abc5" style:font-name-asian="Times New Roman" style:font-size-asian="12pt" style:font-name-complex="Times New Roman"/>
    </style:style>
    <style:style style:name="P18" style:family="paragraph" style:parent-style-name="Standard">
      <style:paragraph-properties fo:margin-left="1.235cm" fo:margin-right="0cm" style:line-height-at-least="0cm"/>
      <style:text-properties style:font-name="Times New Roman" fo:font-size="12pt" fo:font-style="italic" officeooo:paragraph-rsid="0019abc5" style:font-name-asian="Times New Roman" style:font-size-asian="12pt" style:font-style-asian="italic" style:font-name-complex="Times New Roman"/>
    </style:style>
    <style:style style:name="P19" style:family="paragraph" style:parent-style-name="Standard">
      <style:paragraph-properties fo:line-height="0.212cm"/>
      <style:text-properties style:font-name="Times New Roman" fo:font-size="12pt" fo:font-style="italic" officeooo:paragraph-rsid="0019abc5" style:font-name-asian="Times New Roman" style:font-size-asian="12pt" style:font-style-asian="italic" style:font-name-complex="Times New Roman"/>
    </style:style>
    <style:style style:name="P20" style:family="paragraph" style:parent-style-name="Standard">
      <style:paragraph-properties fo:line-height="0.213cm"/>
      <style:text-properties style:font-name="Times New Roman" fo:font-size="12pt" fo:font-style="italic" officeooo:paragraph-rsid="0019abc5" style:font-name-asian="Times New Roman" style:font-size-asian="12pt" style:font-style-asian="italic" style:font-name-complex="Times New Roman"/>
    </style:style>
    <style:style style:name="P21" style:family="paragraph" style:parent-style-name="Standard">
      <style:paragraph-properties fo:margin-left="1.235cm" fo:margin-right="2.692cm" fo:line-height="138%"/>
      <style:text-properties style:font-name="Times New Roman" fo:font-size="12pt" fo:font-style="italic" officeooo:paragraph-rsid="0019abc5" style:font-name-asian="Times New Roman" style:font-size-asian="12pt" style:font-style-asian="italic" style:font-name-complex="Times New Roman"/>
    </style:style>
    <style:style style:name="P22" style:family="paragraph" style:parent-style-name="Standard">
      <style:paragraph-properties fo:line-height="0.048cm"/>
      <style:text-properties style:font-name="Times New Roman" fo:font-size="12pt" fo:font-style="italic" officeooo:paragraph-rsid="0019abc5" style:font-name-asian="Times New Roman" style:font-size-asian="12pt" style:font-style-asian="italic" style:font-name-complex="Times New Roman"/>
    </style:style>
    <style:style style:name="P23" style:family="paragraph" style:parent-style-name="Standard">
      <style:paragraph-properties fo:line-height="0.233cm"/>
      <style:text-properties style:font-name="Times New Roman" fo:font-size="12pt" fo:font-style="italic" officeooo:paragraph-rsid="0019abc5" style:font-name-asian="Times New Roman" style:font-size-asian="12pt" style:font-style-asian="italic" style:font-name-complex="Times New Roman"/>
    </style:style>
    <style:style style:name="P24" style:family="paragraph" style:parent-style-name="Standard">
      <style:paragraph-properties fo:line-height="0.025cm"/>
      <style:text-properties style:font-name="Times New Roman" fo:font-size="12pt" fo:font-style="italic" officeooo:paragraph-rsid="0019abc5" style:font-name-asian="Times New Roman" style:font-size-asian="12pt" style:font-style-asian="italic" style:font-name-complex="Times New Roman"/>
    </style:style>
    <style:style style:name="P25" style:family="paragraph" style:parent-style-name="Standard">
      <style:paragraph-properties fo:line-height="0.044cm"/>
      <style:text-properties style:font-name="Times New Roman" fo:font-size="12pt" fo:font-style="italic" officeooo:paragraph-rsid="0019abc5" style:font-name-asian="Times New Roman" style:font-size-asian="12pt" style:font-style-asian="italic" style:font-name-complex="Times New Roman"/>
    </style:style>
    <style:style style:name="P26" style:family="paragraph" style:parent-style-name="Standard">
      <style:paragraph-properties fo:line-height="0.236cm"/>
      <style:text-properties style:font-name="Times New Roman" fo:font-size="12pt" fo:font-style="italic" officeooo:paragraph-rsid="0019abc5" style:font-name-asian="Times New Roman" style:font-size-asian="12pt" style:font-style-asian="italic" style:font-name-complex="Times New Roman"/>
    </style:style>
    <style:style style:name="P27" style:family="paragraph" style:parent-style-name="Standard">
      <style:paragraph-properties fo:line-height="0.215cm"/>
      <style:text-properties style:font-name="Times New Roman" fo:font-size="12pt" fo:font-style="italic" officeooo:paragraph-rsid="0019abc5" style:font-name-asian="Times New Roman" style:font-size-asian="12pt" style:font-style-asian="italic" style:font-name-complex="Times New Roman"/>
    </style:style>
    <style:style style:name="P28" style:family="paragraph" style:parent-style-name="Standard">
      <style:paragraph-properties fo:line-height="0.43cm"/>
      <style:text-properties style:font-name="Times New Roman" fo:font-size="14pt" fo:font-weight="bold" officeooo:paragraph-rsid="0019abc5" style:font-name-asian="Times New Roman" style:font-size-asian="14pt" style:font-weight-asian="bold" style:font-name-complex="Times New Roman"/>
    </style:style>
    <style:style style:name="P29" style:family="paragraph" style:parent-style-name="Standard">
      <style:paragraph-properties fo:line-height="0.434cm"/>
      <style:text-properties style:font-name="Times New Roman" fo:font-size="14pt" fo:font-weight="bold" officeooo:paragraph-rsid="0019abc5" style:font-name-asian="Times New Roman" style:font-size-asian="14pt" style:font-weight-asian="bold" style:font-name-complex="Times New Roman"/>
    </style:style>
    <style:style style:name="P30" style:family="paragraph" style:parent-style-name="Standard">
      <style:paragraph-properties fo:line-height="0.432cm"/>
      <style:text-properties style:font-name="Times New Roman" fo:font-size="14pt" fo:font-weight="bold" officeooo:paragraph-rsid="0019abc5" style:font-name-asian="Times New Roman" style:font-size-asian="14pt" style:font-weight-asian="bold" style:font-name-complex="Times New Roman"/>
    </style:style>
    <style:style style:name="P31" style:family="paragraph" style:parent-style-name="Standard">
      <style:paragraph-properties style:line-height-at-least="0cm"/>
      <style:text-properties style:font-name="Times New Roman" fo:font-size="11.5pt" officeooo:paragraph-rsid="0019abc5" style:font-name-asian="Times New Roman" style:font-size-asian="11.5pt" style:font-name-complex="Times New Roman"/>
    </style:style>
    <style:style style:name="P32" style:family="paragraph" style:parent-style-name="Standard">
      <style:paragraph-properties fo:line-height="0.035cm"/>
      <style:text-properties style:font-name="Times New Roman" fo:font-size="11.5pt" officeooo:paragraph-rsid="0019abc5" style:font-name-asian="Times New Roman" style:font-size-asian="11.5pt" style:font-name-complex="Times New Roman"/>
    </style:style>
    <style:style style:name="P33" style:family="paragraph" style:parent-style-name="Standard">
      <style:paragraph-properties fo:line-height="0.212cm"/>
      <style:text-properties style:font-name="Times New Roman" fo:font-size="11.5pt" officeooo:paragraph-rsid="0019abc5" style:font-name-asian="Times New Roman" style:font-size-asian="11.5pt" style:font-name-complex="Times New Roman"/>
    </style:style>
    <style:style style:name="P34" style:family="paragraph" style:parent-style-name="Standard">
      <style:paragraph-properties fo:line-height="0.005cm"/>
      <style:text-properties style:font-name="Times New Roman" fo:font-size="11.5pt" fo:font-style="italic" officeooo:paragraph-rsid="0019abc5" style:font-name-asian="Times New Roman" style:font-size-asian="11.5pt" style:font-style-asian="italic" style:font-name-complex="Times New Roman"/>
    </style:style>
    <style:style style:name="P35" style:family="paragraph" style:parent-style-name="Standard">
      <style:paragraph-properties fo:margin-left="1.235cm" fo:margin-right="4.138cm" fo:line-height="149%"/>
      <style:text-properties style:font-name="Times New Roman" fo:font-size="11.5pt" fo:font-style="italic" officeooo:paragraph-rsid="0019abc5" style:font-name-asian="Times New Roman" style:font-size-asian="11.5pt" style:font-style-asian="italic" style:font-name-complex="Times New Roman"/>
    </style:style>
    <style:style style:name="P36" style:family="paragraph" style:parent-style-name="Standard">
      <style:paragraph-properties fo:line-height="0.353cm"/>
      <style:text-properties style:font-name="Times New Roman" officeooo:paragraph-rsid="0019abc5" style:font-name-asian="Times New Roman" style:font-name-complex="Times New Roman"/>
    </style:style>
    <style:style style:name="P37" style:family="paragraph" style:parent-style-name="Standard">
      <style:paragraph-properties fo:line-height="0.43cm"/>
      <style:text-properties style:font-name="Times New Roman" officeooo:paragraph-rsid="0019abc5" style:font-name-asian="Times New Roman" style:font-name-complex="Times New Roman"/>
    </style:style>
    <style:style style:name="P38" style:family="paragraph" style:parent-style-name="Standard">
      <style:paragraph-properties fo:line-height="0.693cm"/>
      <style:text-properties style:font-name="Times New Roman" officeooo:paragraph-rsid="0019abc5" style:font-name-asian="Times New Roman" style:font-name-complex="Times New Roman"/>
    </style:style>
    <style:style style:name="P39" style:family="paragraph" style:parent-style-name="Standard" style:list-style-name="WW8Num21">
      <style:paragraph-properties fo:margin-left="1.235cm" fo:margin-right="0cm" style:line-height-at-least="0cm" fo:text-indent="-0.607cm" style:auto-text-indent="false">
        <style:tab-stops>
          <style:tab-stop style:position="1.235cm"/>
        </style:tab-stops>
      </style:paragraph-properties>
      <style:text-properties officeooo:paragraph-rsid="0019abc5"/>
    </style:style>
    <style:style style:name="P40" style:family="paragraph" style:parent-style-name="Standard" style:list-style-name="WW8Num22">
      <style:paragraph-properties fo:margin-left="1.235cm" fo:margin-right="0cm" style:line-height-at-least="0cm" fo:text-indent="-0.607cm" style:auto-text-indent="false">
        <style:tab-stops>
          <style:tab-stop style:position="1.235cm"/>
        </style:tab-stops>
      </style:paragraph-properties>
      <style:text-properties officeooo:paragraph-rsid="0019abc5"/>
    </style:style>
    <style:style style:name="P41" style:family="paragraph" style:parent-style-name="Standard" style:list-style-name="WW8Num23">
      <style:paragraph-properties fo:margin-left="1.235cm" fo:margin-right="0cm" style:line-height-at-least="0cm" fo:text-indent="-0.607cm" style:auto-text-indent="false">
        <style:tab-stops>
          <style:tab-stop style:position="1.235cm"/>
        </style:tab-stops>
      </style:paragraph-properties>
      <style:text-properties officeooo:paragraph-rsid="0019abc5"/>
    </style:style>
    <style:style style:name="P42" style:family="paragraph" style:parent-style-name="Standard" style:list-style-name="WW8Num24">
      <style:paragraph-properties fo:margin-left="1.235cm" fo:margin-right="0cm" style:line-height-at-least="0cm" fo:text-indent="-0.607cm" style:auto-text-indent="false">
        <style:tab-stops>
          <style:tab-stop style:position="1.235cm"/>
        </style:tab-stops>
      </style:paragraph-properties>
      <style:text-properties officeooo:paragraph-rsid="0019abc5"/>
    </style:style>
    <style:style style:name="P43" style:family="paragraph" style:parent-style-name="Standard" style:list-style-name="WW8Num25">
      <style:paragraph-properties fo:margin-left="1.235cm" fo:margin-right="0cm" style:line-height-at-least="0cm" fo:text-indent="-0.607cm" style:auto-text-indent="false">
        <style:tab-stops>
          <style:tab-stop style:position="1.235cm"/>
        </style:tab-stops>
      </style:paragraph-properties>
      <style:text-properties officeooo:paragraph-rsid="0019abc5"/>
    </style:style>
    <style:style style:name="P44" style:family="paragraph" style:parent-style-name="Standard" style:list-style-name="WW8Num26">
      <style:paragraph-properties fo:margin-left="1.235cm" fo:margin-right="0cm" style:line-height-at-least="0cm" fo:text-indent="-0.607cm" style:auto-text-indent="false">
        <style:tab-stops>
          <style:tab-stop style:position="1.235cm"/>
        </style:tab-stops>
      </style:paragraph-properties>
      <style:text-properties officeooo:paragraph-rsid="0019abc5"/>
    </style:style>
    <style:style style:name="P45" style:family="paragraph" style:parent-style-name="Standard" style:list-style-name="WW8Num27">
      <style:paragraph-properties fo:margin-left="1.235cm" fo:margin-right="0cm" style:line-height-at-least="0cm" fo:text-indent="-0.607cm" style:auto-text-indent="false">
        <style:tab-stops>
          <style:tab-stop style:position="1.235cm"/>
        </style:tab-stops>
      </style:paragraph-properties>
      <style:text-properties officeooo:paragraph-rsid="0019abc5"/>
    </style:style>
    <style:style style:name="P46" style:family="paragraph" style:parent-style-name="Standard">
      <style:paragraph-properties fo:margin-right="7.807cm" style:line-height-at-least="0cm" fo:text-align="center" style:justify-single-word="false"/>
      <style:text-properties officeooo:paragraph-rsid="0019abc5"/>
    </style:style>
    <style:style style:name="P47" style:family="paragraph" style:parent-style-name="Standard">
      <style:paragraph-properties fo:margin-right="7.772cm" style:line-height-at-least="0cm" fo:text-align="center" style:justify-single-word="false"/>
      <style:text-properties officeooo:paragraph-rsid="0019abc5"/>
    </style:style>
    <style:style style:name="P48" style:family="paragraph" style:parent-style-name="Standard">
      <style:paragraph-properties style:line-height-at-least="0cm"/>
      <style:text-properties officeooo:paragraph-rsid="0019abc5"/>
    </style:style>
    <style:style style:name="P49" style:family="paragraph" style:parent-style-name="Standard">
      <style:paragraph-properties fo:margin-left="1.235cm" fo:margin-right="0cm" style:line-height-at-least="0cm"/>
      <style:text-properties officeooo:paragraph-rsid="0019abc5"/>
    </style:style>
    <style:style style:name="P50" style:family="paragraph" style:parent-style-name="Standard">
      <style:paragraph-properties fo:margin-right="0.258cm" style:line-height-at-least="0cm" fo:text-align="center" style:justify-single-word="false"/>
      <style:text-properties fo:font-size="8pt" officeooo:paragraph-rsid="0019abc5" style:font-size-asian="8pt"/>
    </style:style>
    <style:style style:name="P51" style:family="paragraph" style:parent-style-name="Standard">
      <style:paragraph-properties fo:margin-right="4.456cm" fo:line-height="138%"/>
      <style:text-properties officeooo:paragraph-rsid="0019abc5"/>
    </style:style>
    <style:style style:name="P52" style:family="paragraph" style:parent-style-name="Standard">
      <style:paragraph-properties fo:margin-left="1.235cm" fo:margin-right="4.068cm" fo:line-height="138%"/>
      <style:text-properties officeooo:paragraph-rsid="0019abc5"/>
    </style:style>
    <style:style style:name="P53" style:family="paragraph" style:parent-style-name="Standard" style:master-page-name="Conversion_20_14">
      <style:paragraph-properties fo:margin-left="1.235cm" fo:margin-right="3.15cm" fo:line-height="138%" style:page-number="auto"/>
      <style:text-properties officeooo:paragraph-rsid="0019abc5"/>
    </style:style>
    <style:style style:name="P54" style:family="paragraph" style:parent-style-name="Standard">
      <style:paragraph-properties fo:margin-right="5.338cm" fo:line-height="138%" fo:text-indent="1.249cm" style:auto-text-indent="false"/>
      <style:text-properties officeooo:paragraph-rsid="0019abc5"/>
    </style:style>
    <style:style style:name="P55" style:family="paragraph" style:parent-style-name="Standard">
      <style:paragraph-properties fo:margin-right="4.808cm" fo:line-height="137%" fo:text-indent="1.249cm" style:auto-text-indent="false"/>
      <style:text-properties officeooo:paragraph-rsid="0019abc5"/>
    </style:style>
    <style:style style:name="P56" style:family="paragraph" style:parent-style-name="Standard">
      <style:paragraph-properties fo:margin-right="0.751cm" fo:line-height="97%"/>
      <style:text-properties officeooo:paragraph-rsid="0019abc5"/>
    </style:style>
    <style:style style:name="P57" style:family="paragraph" style:parent-style-name="Standard">
      <style:paragraph-properties fo:margin-left="1.235cm" fo:margin-right="1.88cm" fo:line-height="97%"/>
      <style:text-properties officeooo:paragraph-rsid="0019abc5"/>
    </style:style>
    <style:style style:name="P58" style:family="paragraph" style:parent-style-name="Standard">
      <style:paragraph-properties fo:margin-left="1.235cm" fo:margin-right="0.293cm" fo:line-height="97%"/>
      <style:text-properties officeooo:paragraph-rsid="0019abc5"/>
    </style:style>
    <style:style style:name="P59" style:family="paragraph" style:parent-style-name="Standard">
      <style:paragraph-properties fo:margin-left="1.235cm" fo:margin-right="2.551cm" fo:line-height="149%"/>
      <style:text-properties officeooo:paragraph-rsid="0019abc5"/>
    </style:style>
    <style:style style:name="P60" style:family="paragraph" style:parent-style-name="Standard">
      <style:paragraph-properties fo:margin-right="4.526cm" fo:line-height="139%" fo:text-indent="1.249cm" style:auto-text-indent="false"/>
      <style:text-properties officeooo:paragraph-rsid="0019abc5"/>
    </style:style>
    <style:style style:name="P61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4pt" fo:font-weight="bold" style:font-size-asian="14pt" style:font-weight-asian="bold"/>
    </style:style>
    <style:style style:name="T2" style:family="text">
      <style:text-properties style:font-name="Times New Roman" style:font-name-asian="Times New Roman" style:font-name-complex="Times New Roman"/>
    </style:style>
    <style:style style:name="T3" style:family="text">
      <style:text-properties style:font-name="Times New Roman" fo:font-size="12pt" style:font-name-asian="Times New Roman" style:font-size-asian="12pt" style:font-name-complex="Times New Roman"/>
    </style:style>
    <style:style style:name="T4" style:family="text">
      <style:text-properties style:font-name="Times New Roman" fo:font-size="12pt" fo:font-style="italic" style:font-name-asian="Times New Roman" style:font-size-asian="12pt" style:font-style-asian="italic" style:font-name-complex="Times New Roman"/>
    </style:style>
    <style:style style:name="T5" style:family="text">
      <style:text-properties style:font-name="Times New Roman" fo:font-size="11.5pt" fo:font-style="italic" style:font-name-asian="Times New Roman" style:font-size-asian="11.5pt" style:font-style-asian="italic" style:font-name-complex="Times New Roman"/>
    </style:style>
    <style:style style:name="T6" style:family="text">
      <style:text-properties style:font-name="Times New Roman" fo:font-size="11.5pt" style:font-name-asian="Times New Roman" style:font-size-asian="11.5pt" style:font-name-complex="Times New Roman"/>
    </style:style>
    <style:style style:name="T7" style:family="text">
      <style:text-properties fo:font-size="11pt" fo:font-weight="bold" style:font-size-asian="11pt" style:font-weight-asian="bold"/>
    </style:style>
    <style:style style:name="T8" style:family="text">
      <style:text-properties fo:font-size="8pt" style:font-size-asian="8pt"/>
    </style:style>
    <style:style style:name="T9" style:family="text">
      <style:text-properties fo:font-style="italic" style:font-style-asian="italic"/>
    </style:style>
    <style:style style:name="gr1" style:family="graphic">
      <style:graphic-properties draw:stroke="solid" svg:stroke-width="0.026cm" svg:stroke-color="#7f7f7f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loext:decorative="false"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8Num21">
        <text:list-item>
          <text:p text:style-name="P39" loext:marker-style-name="T1"><text:span text:style-name="T1">I</text:span><text:span text:style-name="T7">NTRODUCTION</text:span></text:p>
        </text:list-item>
      </text:list>
      <text:p text:style-name="P28"/>
      <text:p text:style-name="P1">Objet : Plan de Sécurité et spécification SSI du système</text:p>
      <text:p text:style-name="P3"/>
      <text:p text:style-name="P1">Organisation du document</text:p>
      <text:p text:style-name="P3"/>
      <text:p text:style-name="P1">Documents à appliquer et documents de référence</text:p>
      <text:p text:style-name="P3"/>
      <text:p text:style-name="P18">Documents à appliquer</text:p>
      <text:p text:style-name="P19"/>
      <text:p text:style-name="P18">Documents de Référence</text:p>
      <text:p text:style-name="P20"/>
      <text:p text:style-name="P18">Normes/Standards</text:p>
      <text:p text:style-name="P19"/>
      <text:p text:style-name="P18">Autres documents</text:p>
      <text:p text:style-name="P19"/>
      <text:p text:style-name="P1">Terminologie</text:p>
      <text:p text:style-name="P3"/>
      <text:p text:style-name="P1">Sigles et abréviations</text:p>
      <text:p text:style-name="P3"/>
      <text:p text:style-name="P1">Glossaire</text:p>
      <text:p text:style-name="P4"/>
      <text:list text:style-name="WW8Num22">
        <text:list-item>
          <text:p text:style-name="P40" loext:marker-style-name="T1"><text:span text:style-name="T1">P</text:span><text:span text:style-name="T7">RESENTATION DU</text:span><text:span text:style-name="T1"> SI</text:span></text:p>
        </text:list-item>
      </text:list>
      <text:p text:style-name="P28"/>
      <text:p text:style-name="P1">Contexte général</text:p>
      <text:p text:style-name="P3"/>
      <text:p text:style-name="P1">Définition et levée de risques et décision de lancement de la réalisation</text:p>
      <text:p text:style-name="P3"/>
      <text:p text:style-name="P1">Définition et levée de risques SSI</text:p>
      <text:p text:style-name="P3"/>
      <text:p text:style-name="P1">Projet de PDS</text:p>
      <text:p text:style-name="P4"/>
      <text:list text:style-name="WW8Num23">
        <text:list-item>
          <text:p text:style-name="P41" loext:marker-style-name="T1"><text:span text:style-name="T1">P</text:span><text:span text:style-name="T7">ERIMETRE DE L</text:span><text:span text:style-name="T1">’</text:span><text:span text:style-name="T7">ETUDE</text:span></text:p>
        </text:list-item>
      </text:list>
      <text:p text:style-name="P29"/>
      <text:p text:style-name="P1">Liste des données sensibles</text:p>
      <text:p text:style-name="P3"/>
      <text:p text:style-name="P1">Flux de données</text:p>
      <text:p text:style-name="P3"/>
      <text:p text:style-name="P1">Hypothèses prises en compte</text:p>
      <text:p text:style-name="P4"/>
      <text:list text:style-name="WW8Num24">
        <text:list-item>
          <text:p text:style-name="P42" loext:marker-style-name="T1"><text:span text:style-name="T1">P</text:span><text:span text:style-name="T7">RESENTATION DE L</text:span><text:span text:style-name="T1">’</text:span><text:span text:style-name="T7">ARCHITECTURE EXISTANTE</text:span></text:p>
        </text:list-item>
      </text:list>
      <text:p text:style-name="P30"/>
      <text:p text:style-name="P1">Architecture des SI de même type</text:p>
      <text:p text:style-name="P3"/>
      <text:p text:style-name="P1">Architecture du SI</text:p>
      <text:p text:style-name="P3"/>
      <text:p text:style-name="P1">Les interconnexions</text:p>
      <text:p text:style-name="P4"/>
      <text:list text:style-name="WW8Num25">
        <text:list-item>
          <text:p text:style-name="P43" loext:marker-style-name="T1"><text:span text:style-name="T1">B</text:span><text:span text:style-name="T7">ESOINS DE SECURITE DU</text:span><text:span text:style-name="T1"> SI</text:span></text:p>
        </text:list-item>
      </text:list>
      <text:p text:style-name="P28"/>
      <text:p text:style-name="P1">Présentation générale des besoins de sécurité</text:p>
      <text:p text:style-name="P3"/>
      <text:p text:style-name="P1">Besoins de sécurité</text:p>
      <text:p text:style-name="P3"/>
      <text:p text:style-name="P1">Besoins génériques du SI</text:p>
      <text:p text:style-name="P3"/>
      <text:p text:style-name="P1">Besoin de sécurité vis à vis des systèmes interconnectés</text:p>
      <text:p text:style-name="P5"/>
      <text:p text:style-name="P31">Besoin de sécurité des informations nationales vis à vis des organismes extérieurs</text:p>
      <text:p text:style-name="P32"><draw:line text:anchor-type="char" draw:z-index="0" draw:style-name="gr1" draw:text-style-name="P61" svg:x1="7.915cm" svg:y1="2.535cm" svg:x2="7.915cm" svg:y2="3.068cm"><text:p/></draw:line><draw:line text:anchor-type="char" draw:z-index="1" draw:style-name="gr1" draw:text-style-name="P61" svg:x1="7.11cm" svg:y1="2.547cm" svg:x2="8.613cm" svg:y2="2.547cm"><text:p/></draw:line><draw:line text:anchor-type="char" draw:z-index="2" draw:style-name="gr1" draw:text-style-name="P61" svg:x1="8.601cm" svg:y1="1.725cm" svg:x2="8.601cm" svg:y2="2.561cm"><text:p/></draw:line><draw:line text:anchor-type="char" draw:z-index="3" draw:style-name="gr1" draw:text-style-name="P61" svg:x1="7.11cm" svg:y1="1.737cm" svg:x2="8.613cm" svg:y2="1.737cm"><text:p/></draw:line><draw:line text:anchor-type="char" draw:z-index="4" draw:style-name="gr1" draw:text-style-name="P61" svg:x1="7.124cm" svg:y1="1.725cm" svg:x2="7.124cm" svg:y2="2.561cm"><text:p/></draw:line></text:p>
      <text:p text:style-name="P36"/>
      <text:p text:style-name="P36"/>
      <text:p text:style-name="P36"/>
      <text:p text:style-name="P36"/>
      <text:p text:style-name="P37"/>
      <text:p text:style-name="P50">13</text:p>
      <text:p text:style-name="P2"><text:bookmark text:name="page14"/>Les objets sensibles</text:p>
      <text:p text:style-name="P3"/>
      <text:p text:style-name="P48"><text:span text:style-name="T3">Les types d’objets sensibles</text:span></text:p>
      <text:p text:style-name="P3"/>
      <text:p text:style-name="P1">Besoins de sécurité « DIC » des données et fonctions sensibles</text:p>
      <text:p text:style-name="P3"/>
      <text:p text:style-name="P1">Besoins consolides</text:p>
      <text:p text:style-name="P4"/>
      <text:list text:style-name="WW8Num26">
        <text:list-item>
          <text:p text:style-name="P44" loext:marker-style-name="T1"><text:span text:style-name="T1">P</text:span><text:span text:style-name="T7">OLITIQUE DE</text:span><text:span text:style-name="T1"> S</text:span><text:span text:style-name="T7">ECURITE DU</text:span><text:span text:style-name="T1"> SI</text:span></text:p>
        </text:list-item>
      </text:list>
      <text:p text:style-name="P28"/>
      <text:p text:style-name="P1">Politique de sécurité non-technique</text:p>
      <text:p text:style-name="P5"/>
      <text:p text:style-name="P51"><text:span text:style-name="T3">Mesures générales liées à l’organisation et au contrôle de la sécurité Mesures de sécurité liées à l’information</text:span></text:p>
      <text:p text:style-name="P6"/>
      <text:p text:style-name="P1">Mesures de sécurité des biens physiques</text:p>
      <text:p text:style-name="P3"/>
      <text:p text:style-name="P1">Mesures liées à la sécurité du personnel</text:p>
      <text:p text:style-name="P5"/>
      <text:p text:style-name="P7">Mesures de sécurité liées au cycle de vie du système Politique de sécurité technique</text:p>
      <text:p text:style-name="P9"/>
      <text:list text:style-name="WW8Num27">
        <text:list-item>
          <text:p text:style-name="P45" loext:marker-style-name="T1"><text:span text:style-name="T1">C</text:span><text:span text:style-name="T7">ONFORMITE AUX OBJECTIFS ET EXIGENCES DE SECURITE</text:span></text:p>
        </text:list-item>
      </text:list>
      <text:p text:style-name="P29"/>
      <text:p text:style-name="P1">TEMPEST</text:p>
      <text:p text:style-name="P5"/>
      <text:p text:style-name="P21">Description des solutions envisagées pour la protection contre les SPC Les solutions pour la protection contre les SPC</text:p>
      <text:p text:style-name="P22"/>
      <text:p text:style-name="P55"><text:span text:style-name="T4">Conformité aux exigences sur la protection contre les SPC </text:span><text:span text:style-name="T3">Protection physique</text:span></text:p>
      <text:p text:style-name="P10"/>
      <text:p text:style-name="P18">Description des solutions de protection physique</text:p>
      <text:p text:style-name="P23"/>
      <text:p text:style-name="P52"><text:span text:style-name="T4">Conformité aux objectifs de sécurité sur la protection physique Identification, authentification et contrôle d’accès</text:span></text:p>
      <text:p text:style-name="P24"/>
      <text:p text:style-name="P1">Description des solutions identification et authentification envisagées</text:p>
      <text:p text:style-name="P5"/>
      <text:p text:style-name="P56"><text:span text:style-name="T3">Conformité aux exigences relatives aux fonctions d’identification, d’authentification et de contrôle d’accès logique</text:span></text:p>
      <text:p text:style-name="P11"/>
      <text:p text:style-name="P1">Gestion du multi-contexte</text:p>
      <text:p text:style-name="P3"/>
      <text:p text:style-name="P48"><text:span text:style-name="T3">Solutions envisagées pour l’effacement d’urgence</text:span></text:p>
      <text:p text:style-name="P3"/>
      <text:p text:style-name="P49"><text:span text:style-name="T4">Solution envisagée pour l’effacement des mémoires volatiles</text:span></text:p>
      <text:p text:style-name="P23"/>
      <text:p text:style-name="P59"><text:span text:style-name="T5">Solution envisagée pour la désactivation des fonctions d’enregistrement Solutions envisagées pour l’effacement des mémoires non volatiles</text:span></text:p>
      <text:p text:style-name="P34"/>
      <text:p text:style-name="P8">Solutions envisagées pour le chiffrement des données Procédures de maintenance</text:p>
      <text:p text:style-name="P12"/>
      <text:p text:style-name="P13">Solutions pour la gestion du multi contexte Conformité aux exigences sur la gestion multi contexte Audit</text:p>
      <text:p text:style-name="P14"><draw:line text:anchor-type="char" draw:z-index="5" draw:style-name="gr1" draw:text-style-name="P61" svg:x1="7.915cm" svg:y1="2.445cm" svg:x2="7.915cm" svg:y2="2.978cm"><text:p/></draw:line><draw:line text:anchor-type="char" draw:z-index="6" draw:style-name="gr1" draw:text-style-name="P61" svg:x1="7.11cm" svg:y1="2.457cm" svg:x2="8.613cm" svg:y2="2.457cm"><text:p/></draw:line><draw:line text:anchor-type="char" draw:z-index="7" draw:style-name="gr1" draw:text-style-name="P61" svg:x1="8.601cm" svg:y1="1.635cm" svg:x2="8.601cm" svg:y2="2.471cm"><text:p/></draw:line><draw:line text:anchor-type="char" draw:z-index="8" draw:style-name="gr1" draw:text-style-name="P61" svg:x1="7.11cm" svg:y1="1.647cm" svg:x2="8.613cm" svg:y2="1.647cm"><text:p/></draw:line><draw:line text:anchor-type="char" draw:z-index="9" draw:style-name="gr1" draw:text-style-name="P61" svg:x1="7.124cm" svg:y1="1.635cm" svg:x2="7.124cm" svg:y2="2.471cm"><text:p/></draw:line></text:p>
      <text:p text:style-name="P36"/>
      <text:p text:style-name="P36"/>
      <text:p text:style-name="P36"/>
      <text:p text:style-name="P38"/>
      <text:p text:style-name="P50">14</text:p>
      <text:p text:style-name="P53"><text:bookmark text:name="page15"/><text:span text:style-name="T4">Solution relative à l’imputabilité et aux données d’audits Conformité aux exigences sur l’imputabilité et aux données d’audits</text:span></text:p>
      <text:p text:style-name="P25"/>
      <text:p text:style-name="P46"><text:span text:style-name="T6">Mécanismes de contrôle d’émissions (EMCON)</text:span></text:p>
      <text:p text:style-name="P33"/>
      <text:p text:style-name="P47"><text:span text:style-name="T4">Solutions de contrôle d’émissions</text:span></text:p>
      <text:p text:style-name="P23"/>
      <text:p text:style-name="P54"><text:span text:style-name="T4">Conformité aux exigences sur le contrôle des émissions </text:span><text:span text:style-name="T3">Interconnexion du SI</text:span></text:p>
      <text:p text:style-name="P15"/>
      <text:p text:style-name="P49"><text:span text:style-name="T4">Solutions relatives à l’interconnexion du SI</text:span></text:p>
      <text:p text:style-name="P23"/>
      <text:p text:style-name="P60"><text:span text:style-name="T4">Conformité aux exigences sur l’interconnexion des systèmes </text:span><text:span text:style-name="T3">Intégrité des données et logiciels</text:span></text:p>
      <text:p text:style-name="P16"/>
      <text:p text:style-name="P49"><text:span text:style-name="T4">Solutions envisagées pour assurer l’intégrité et la maintenance des données</text:span></text:p>
      <text:p text:style-name="P23"/>
      <text:p text:style-name="P57"><text:span text:style-name="T4">Solutions relatives à l’intégrité des données, des logiciels et la gestion de la configuration</text:span></text:p>
      <text:p text:style-name="P26"/>
      <text:p text:style-name="P58"><text:span text:style-name="T4">Conformité aux exigences sur l’intégrité des données, des logiciels et la gestion de la configuration</text:span></text:p>
      <text:p text:style-name="P27"/>
      <text:p text:style-name="P1">Communications</text:p>
      <text:p text:style-name="P5"/>
      <text:p text:style-name="P35">Solutions de sécurité sur le système de communication Conformité aux exigences sur les systèmes de communications</text:p>
      <text:p text:style-name="P17">Conformité aux autres exigences</text:p>
      <text:p text:style-name="P3"/>
      <text:p text:style-name="P1">Matrice de conformité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loext:num-list-format="%1%.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loext:num-list-format="%1%." style:num-suffix="." style:num-format="1" text:start-value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loext:num-list-format="%1%." style:num-suffix="." style:num-format="1" text:start-value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loext:num-list-format="%1%." style:num-suffix="." style:num-format="1" text:start-value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loext:num-list-format="%1%." style:num-suffix="." style:num-format="1" text:start-value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8cm" fo:margin-bottom="0cm" fo:margin-left="2.505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501cm" fo:margin-bottom="0cm" fo:margin-left="2.505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sion_20_13" style:display-name="Conversion 13" style:page-layout-name="Mpm2"/>
    <style:master-page style:name="Conversion_20_14" style:display-name="Conversion 14" style:page-layout-name="Mpm3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8T22:41:28.009000000</meta:creation-date>
    <dc:date>2024-04-18T22:42:27.023000000</dc:date>
    <meta:editing-duration>PT59S</meta:editing-duration>
    <meta:editing-cycles>1</meta:editing-cycles>
    <meta:document-statistic meta:table-count="0" meta:image-count="0" meta:object-count="0" meta:page-count="3" meta:paragraph-count="69" meta:word-count="463" meta:character-count="3258" meta:non-whitespace-character-count="2871"/>
    <meta:generator>LibreOffice/7.6.4.1$Windows_X86_64 LibreOffice_project/e19e193f88cd6c0525a17fb7a176ed8e6a3e2aa1</meta:generator>
  </office:meta>
</office:document-meta>
</file>